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A000000639A2BC5474743C1F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0.6931in" table:align="margins"/>
    </style:style>
    <style:style style:name="Table1.A" style:family="table-column">
      <style:table-column-properties style:column-width="3.5646in" style:rel-column-width="21845*"/>
    </style:style>
    <style:style style:name="Table1.A1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03in" fo:border="0.05pt solid #000000" style:writing-mode="page"/>
    </style:style>
    <style:style style:name="Table1.A2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P1" style:family="paragraph" style:parent-style-name="Kopfzeile">
      <style:paragraph-properties fo:text-align="end" style:justify-single-word="false"/>
      <style:text-properties fo:language="de" fo:country="D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Fußzeile">
      <style:paragraph-properties fo:text-align="end" style:justify-single-word="false"/>
    </style:style>
    <style:style style:name="P4" style:family="paragraph" style:parent-style-name="Standard">
      <style:text-properties fo:language="de" fo:country="DE" officeooo:rsid="00259dd0" officeooo:paragraph-rsid="00259dd0"/>
    </style:style>
    <style:style style:name="P5" style:family="paragraph" style:parent-style-name="Standard">
      <style:paragraph-properties fo:break-before="page"/>
      <style:text-properties fo:language="de" fo:country="DE" officeooo:rsid="00259dd0" officeooo:paragraph-rsid="00259dd0"/>
    </style:style>
    <style:style style:name="P6" style:family="paragraph" style:parent-style-name="Standard">
      <style:text-properties fo:language="de" fo:country="DE" officeooo:rsid="00259dd0" officeooo:paragraph-rsid="002fa990"/>
    </style:style>
    <style:style style:name="P7" style:family="paragraph" style:parent-style-name="Standard">
      <style:paragraph-properties fo:line-height="150%" fo:text-align="justify" style:justify-single-word="false" fo:break-before="page"/>
      <style:text-properties fo:language="de" fo:country="DE"/>
    </style:style>
    <style:style style:name="P8" style:family="paragraph" style:parent-style-name="Standard">
      <loext:graphic-properties draw:fill="solid" draw:fill-color="#f8f8f8" draw:opacity="100%"/>
      <style:paragraph-properties fo:text-align="justify" style:justify-single-word="false" fo:background-color="#f8f8f8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text-align="justify" style:justify-single-word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1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text-align="justify" style:justify-single-word="false" fo:background-color="#f8f8f8"/>
      <style:text-properties style:use-window-font-color="true" loext:opacity="0%" fo:language="zxx" fo:country="none" fo:font-style="normal" style:text-underline-style="none" fo:font-weight="normal" officeooo:paragraph-rsid="002a4a37" fo:background-color="transparent"/>
    </style:style>
    <style:style style:name="P12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text-align="justify" style:justify-single-word="false" fo:background-color="#f8f8f8"/>
      <style:text-properties fo:color="#3d7b7b" loext:opacity="100%" fo:language="zxx" fo:country="none" fo:font-style="italic" style:text-underline-style="none" fo:font-weight="normal" fo:background-color="transparent"/>
    </style:style>
    <style:style style:name="P13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text-align="justify" style:justify-single-word="false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2c1ba7" officeooo:paragraph-rsid="002c1ba7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officeooo:rsid="002c1ba7" officeooo:paragraph-rsid="002c1ba7"/>
    </style:style>
    <style:style style:name="P16" style:family="paragraph" style:parent-style-name="Table_20_Contents">
      <style:text-properties fo:font-weight="bold" officeooo:rsid="00259dd0" officeooo:paragraph-rsid="00259dd0" style:font-weight-asian="bold" style:font-weight-complex="bold"/>
    </style:style>
    <style:style style:name="P17" style:family="paragraph" style:parent-style-name="Überschrift_20_1" style:master-page-name="MP0">
      <style:paragraph-properties fo:text-align="justify" style:justify-single-word="false" style:page-number="auto" fo:break-before="page"/>
      <style:text-properties fo:language="de" fo:country="DE"/>
    </style:style>
    <style:style style:name="P18" style:family="paragraph" style:parent-style-name="Überschrift_20_2">
      <style:paragraph-properties fo:line-height="150%" fo:text-align="justify" style:justify-single-word="false"/>
      <style:text-properties fo:language="de" fo:country="DE"/>
    </style:style>
    <style:style style:name="P19" style:family="paragraph" style:parent-style-name="Überschrift_20_2" style:list-style-name="">
      <style:paragraph-properties fo:line-height="150%" fo:text-align="justify" style:justify-single-word="false" fo:keep-together="always" fo:hyphenation-ladder-count="no-limit"/>
      <style:text-properties fo:language="de" fo:country="DE" officeooo:rsid="00259dd0" officeooo:paragraph-rsid="00259dd0" fo:hyphenate="false" loext:hyphenation-no-caps="fals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2a4a37"/>
    </style:style>
    <style:style style:name="T3" style:family="text">
      <style:text-properties fo:language="de" fo:country="DE" officeooo:rsid="002c1ba7"/>
    </style:style>
    <style:style style:name="T4" style:family="text">
      <style:text-properties officeooo:rsid="00233461"/>
    </style:style>
    <style:style style:name="T5" style:family="text">
      <style:text-properties officeooo:rsid="00259dd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9c3fa"/>
    </style:style>
    <style:style style:name="T8" style:family="text">
      <style:text-properties officeooo:rsid="002a4a37"/>
    </style:style>
    <style:style style:name="T9" style:family="text">
      <style:text-properties fo:color="#bbbbbb" loext:opacity="100%"/>
    </style:style>
    <style:style style:name="T10" style:family="text">
      <style:text-properties fo:color="#008000" loext:opacity="100%"/>
    </style:style>
    <style:style style:name="T11" style:family="text">
      <style:text-properties fo:color="#008000" loext:opacity="100%" fo:font-weight="bold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2a4a37"/>
    </style:style>
    <style:style style:name="T14" style:family="text">
      <style:text-properties fo:color="#666666" loext:opacity="100%"/>
    </style:style>
    <style:style style:name="T15" style:family="text">
      <style:text-properties fo:color="#ba2121" loext:opacity="100%"/>
    </style:style>
    <style:style style:name="T16" style:family="text">
      <style:text-properties fo:color="#aa5d1f" loext:opacity="100%" fo:font-weight="bold"/>
    </style:style>
    <style:style style:name="T17" style:family="text">
      <style:text-properties fo:color="#a45a77" loext:opacity="100%" fo:font-weight="bold"/>
    </style:style>
    <style:style style:name="T18" style:family="text">
      <style:text-properties fo:color="#3d7b7b" loext:opacity="100%" fo:language="zxx" fo:country="none" fo:font-style="italic" style:text-underline-style="none" fo:font-weight="normal" fo:background-color="transparent" loext:char-shading-value="0"/>
    </style:style>
    <style:style style:name="T19" style:family="text">
      <style:text-properties officeooo:rsid="002ea530"/>
    </style:style>
    <style:style style:name="T20" style:family="text">
      <style:text-properties officeooo:rsid="00311bd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AB <text:span text:style-name="T4">Typisierung</text:span></text:h>
      <text:p text:style-name="P2"/>
      <text:h text:style-name="P18" text:outline-level="2">Aufgabe 1: <text:span text:style-name="T5">Tabelle zu dynamischer und statischer Typisierung</text:span></text:h>
      <text:p text:style-name="P4">Setze alle Punkte in der richtigen Zelle der Tabelle <text:span text:style-name="T19">auf der nächsten Seite </text:span>ein:</text:p>
      <text:p text:style-name="P4"/>
      <text:p text:style-name="P4">Der Typ einer Variable wird zur Laufzeit festgelegt.<text:tab/></text:p>
      <text:p text:style-name="P4">Python, JavaScript, Ruby, PHP<text:tab/></text:p>
      <text:p text:style-name="P4">Weniger explizite Typangaben führen zu kürzerem Code, aber die Typen sind nicht immer klar.<text:tab/></text:p>
      <text:p text:style-name="P4">Typen sind explizit oder werden vom Compiler <text:span text:style-name="T7">erkannt</text:span>, was den Code oft klarer und sicherer macht.</text:p>
      <text:p text:style-name="P4">Der Typ einer Variable wird zur Compile-Zeit festgelegt.</text:p>
      <text:p text:style-name="P4">Meist implizit: Der Interpreter versucht automatisch, Typen zur Laufzeit zu konvertieren.</text:p>
      <text:p text:style-name="P4">C, C++, Java, Rust, Haskell, Go</text:p>
      <text:p text:style-name="P4">Typen werden zur Compile-Zeit geprüft.</text:p>
      <text:p text:style-name="P4">Sehr flexibel: Variablen können während der Laufzeit ihren Typ ändern.<text:tab/></text:p>
      <text:p text:style-name="P4">Fehler treten oft zur Laufzeit auf, was das Debuggen schwieriger macht.<text:tab/></text:p>
      <text:p text:style-name="P6">Typen werden zur Laufzeit geprüft.<text:tab/></text:p>
      <text:p text:style-name="P4">Fehler werden bereits während der Kompilierung erkannt, was weniger Laufzeitfehler bedeutet.</text:p>
      <text:p text:style-name="P4">Weniger flexibel: Typen sind fest und können nicht geändert werden.</text:p>
      <text:p text:style-name="P4">Meist <text:span text:style-name="Strong_20_Emphasis"><text:span text:style-name="T6">explizit</text:span></text:span>: Der Compiler verlangt, dass der Programmierer die Typkonvertierungen manuell vornimmt.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6">Dynamische Typisierung</text:p>
          </table:table-cell>
          <table:table-cell table:style-name="Table1.C1" office:value-type="string">
            <text:p text:style-name="P16">Statische Typisierung</text:p>
          </table:table-cell>
        </table:table-row>
        <table:table-row>
          <table:table-cell table:style-name="Table1.A2" office:value-type="string">
            <text:p text:style-name="Table_20_Contents">Definiti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ypprüfun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exibilitä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ehlersuch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esbarkei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orteile</text:p>
          </table:table-cell>
          <table:table-cell table:style-name="Table1.A2" office:value-type="string">
            <text:p text:style-name="Table_20_Contents">- Hohe Flexibilität</text:p>
            <text:p text:style-name="Table_20_Contents">- Weniger Schreibaufwand</text:p>
          </table:table-cell>
          <table:table-cell table:style-name="Table1.C2" office:value-type="string">
            <text:p text:style-name="Table_20_Contents">- Höhere Sicherheit <text:line-break/>- Fehler werden früh erkannt <text:line-break/>- Bessere Performance durch optimierten Maschinencode</text:p>
          </table:table-cell>
        </table:table-row>
        <table:table-row>
          <table:table-cell table:style-name="Table1.A2" office:value-type="string">
            <text:p text:style-name="Table_20_Contents">Nachteile</text:p>
          </table:table-cell>
          <table:table-cell table:style-name="Table1.A2" office:value-type="string">
            <text:p text:style-name="Table_20_Contents">- Erhöhte Fehleranfälligkeit zur Laufzeit <text:line-break/>- Schwerer zu debuggen <text:line-break/>- Meist schlechtere Performance</text:p>
          </table:table-cell>
          <table:table-cell table:style-name="Table1.C2" office:value-type="string">
            <text:p text:style-name="Table_20_Contents">- Mehr Schreibaufwand <text:line-break/>- Weniger flexibel <text:line-break/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6">Type-Casting</text:span>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6">Leistung (Performance)</text:span>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6">Beispiele für Programmiersprachen</text:span>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/>
      <text:h text:style-name="P19" text:outline-level="2"/>
      <text:p text:style-name="P7"/>
      <text:h text:style-name="P18" text:outline-level="2">Aufgabe 2: <text:span text:style-name="T8">Speed-Test </text:span></text:h>
      <text:p text:style-name="P9"><text:span text:style-name="T2">Gegeben ist </text:span><text:span text:style-name="T3">das</text:span><text:span text:style-name="T2"> C-Programm </text:span><text:span text:style-name="T3">auf der nächsten Seite</text:span><text:span text:style-name="T2">: </text:span></text:p>
      <text:list xml:id="list3487637505" text:style-name="L3">
        <text:list-item>
          <text:p text:style-name="P15"><text:span text:style-name="T1">Beschreibe in eigenen Worten, was in diesem Programm passiert:</text:span></text:p>
        </text:list-item>
        <text:list-item>
          <text:p text:style-name="P15">Schreibe ein Programm in Python, welches exakt die gleiche Aufgabe löst.</text:p>
        </text:list-item>
        <text:list-item>
          <text:p text:style-name="P15">Führe beide Programme in einer Linux-Bash aus und gib jeweils die Ausführungsdauer an:</text:p>
          <text:p text:style-name="P15">C-Programm:</text:p>
          <text:p text:style-name="P15">Python-Programm: </text:p>
        </text:list-item>
        <text:list-item>
          <text:p text:style-name="P15">Erkläre die Unterschiede zwischen dem Python- und dem C-Programm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8"><text:span text:style-name="T18">#include &lt;stdio.h&gt;</text:span></text:p>
      <text:p text:style-name="P12">#include &lt;time.h&gt;</text:p>
      <text:p text:style-name="P10"><text:span text:style-name="T10">int</text:span><text:span text:style-name="T12"> main() {</text:span></text:p>
      <text:p text:style-name="P10"><text:span text:style-name="T12"><text:s text:c="4"/>long long </text:span><text:span text:style-name="T10">sum</text:span><text:span text:style-name="T12"> </text:span><text:span text:style-name="T14">=</text:span><text:span text:style-name="T12"> </text:span><text:span text:style-name="T14">0</text:span><text:span text:style-name="T12">;</text:span></text:p>
      <text:p text:style-name="P10"><text:span text:style-name="T12"><text:s text:c="4"/>long long n </text:span><text:span text:style-name="T14">=</text:span><text:span text:style-name="T12"> </text:span><text:span text:style-name="T14">1000000000</text:span><text:span text:style-name="T12">; <text:s text:c="4"/></text:span></text:p>
      <text:p text:style-name="P10"><text:span text:style-name="T12"><text:s text:c="4"/>clock_t start </text:span><text:span text:style-name="T14">=</text:span><text:span text:style-name="T12"> clock();</text:span></text:p>
      <text:p text:style-name="P10"><text:span text:style-name="T12"><text:s text:c="4"/></text:span><text:span text:style-name="T11">for</text:span><text:span text:style-name="T12"> (long long i </text:span><text:span text:style-name="T14">=</text:span><text:span text:style-name="T12"> </text:span><text:span text:style-name="T14">1</text:span><text:span text:style-name="T12">; i </text:span><text:span text:style-name="T14">&lt;=</text:span><text:span text:style-name="T12"> n; i</text:span><text:span text:style-name="T14">++</text:span><text:span text:style-name="T12">) {</text:span></text:p>
      <text:p text:style-name="P11"><text:span text:style-name="T12"><text:s text:c="8"/></text:span><text:span text:style-name="T10">sum</text:span><text:span text:style-name="T12"> </text:span><text:span text:style-name="T14">+=</text:span><text:span text:style-name="T12"> i;</text:span><text:span text:style-name="T9"> </text:span><text:span text:style-name="T12"><text:s text:c="2"/>}</text:span></text:p>
      <text:p text:style-name="P10"><text:span text:style-name="T12"><text:s text:c="4"/></text:span><text:span text:style-name="T13">c</text:span><text:span text:style-name="T12">lock_t end </text:span><text:span text:style-name="T14">=</text:span><text:span text:style-name="T12"> clock();</text:span></text:p>
      <text:p text:style-name="P10"><text:span text:style-name="T12"><text:s text:c="4"/>double time_spent </text:span><text:span text:style-name="T14">=</text:span><text:span text:style-name="T12"> (double)(end </text:span><text:span text:style-name="T14">-</text:span><text:span text:style-name="T12"> start) </text:span><text:span text:style-name="T14">/</text:span><text:span text:style-name="T12"> CLOCKS_PER_SEC;</text:span></text:p>
      <text:p text:style-name="P10"><text:span text:style-name="T12"><text:s text:c="4"/>printf(</text:span><text:span text:style-name="T15">"Summe: %lld</text:span><text:span text:style-name="T16">\n</text:span><text:span text:style-name="T15">"</text:span><text:span text:style-name="T12">, </text:span><text:span text:style-name="T10">sum</text:span><text:span text:style-name="T12">);</text:span></text:p>
      <text:p text:style-name="P10"><text:span text:style-name="T12"><text:s text:c="4"/>printf(</text:span><text:span text:style-name="T15">"Zeit benötigt: </text:span><text:span text:style-name="T17">%.4f</text:span><text:span text:style-name="T15"> Sekunden</text:span><text:span text:style-name="T16">\n</text:span><text:span text:style-name="T15">"</text:span><text:span text:style-name="T12">, time_spent);</text:span></text:p>
      <text:p text:style-name="P10"><text:span text:style-name="T12"><text:s text:c="4"/></text:span><text:span text:style-name="T11">return</text:span><text:span text:style-name="T12"> </text:span><text:span text:style-name="T14">0</text:span><text:span text:style-name="T12">;</text:span></text:p>
      <text:p text:style-name="P1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AT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next-style-name="Standard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Überschrift_20_2" style:display-name="Überschrift 2" style:family="paragraph" style:parent-style-name="Standard" style:next-style-name="Standard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Kopfzeile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ußzeile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Listenabsatz" style:family="paragraph" style:parent-style-name="Standard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TML_20_Vorformatiert" style:display-name="HTML Vorformatiert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de" style:country-asian="A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Kein_20_Leerraum" style:display-name="Kein Leerraum" style:family="paragraph">
      <style:paragraph-properties fo:margin-top="0in" fo:margin-bottom="0in" style:contextual-spacing="false" fo:line-height="100%" fo:hyphenation-ladder-count="no-limit"/>
      <style:text-properties fo:hyphenate="false" loext:hyphenation-no-caps="false"/>
    </style:style>
    <style:style style:name="Standard_20__28_Web_29_" style:display-name="Standard (Web)" style:family="paragraph" style:parent-style-name="Standard">
      <style:paragraph-properties fo:margin-top="0.0693in" fo:margin-bottom="0.0693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de" style:country-asian="AT" style:font-size-complex="12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TML_20_Vorformatiert_20_Zchn" style:display-name="HTML Vorformatiert Zchn" style:family="text" style:parent-style-name="Absatz-Standardschriftar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de" style:country-asian="AT" style:font-name-complex="Courier New" style:font-family-complex="'Courier New'" style:font-family-generic-complex="modern" style:font-pitch-complex="fixed" style:font-size-complex="10pt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HTML_20_Code" style:display-name="HTML Code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Kopfzeile">
      <style:paragraph-properties fo:text-align="end" style:justify-single-word="false"/>
      <style:text-properties fo:language="de" fo:country="DE"/>
    </style:style>
    <style:style style:name="MP2" style:family="paragraph" style:parent-style-name="Fußzeile">
      <style:paragraph-properties fo:text-align="end" style:justify-single-word="false"/>
    </style:style>
    <style:style style:name="MT1" style:family="text">
      <style:text-properties fo:language="de" fo:country="D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4917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0083in" fo:margin-left="0in" fo:margin-right="0in" fo:margin-bottom="0in" style:dynamic-spacing="true"/>
      </style:header-style>
      <style:footer-style>
        <style:header-footer-properties fo:min-height="0.0083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2" text:anchor-type="paragraph" svg:x="7.6681in" svg:y="-0.3638in" svg:width="2.7819in" style:rel-width="scale" svg:height="0.5429in" style:rel-height="scale" draw:z-index="3"><draw:image xlink:href="Pictures/10000000000001FA000000639A2BC5474743C1FF.png" xlink:type="simple" xlink:show="embed" xlink:actuate="onLoad" draw:mime-type="image/png"/><svg:desc>Competence Centre HTL Anichstraße - CCA - HTL Anichstraße</svg:desc></draw:frame><text:tab/><text:tab/><text:tab/><text:tab/></text:p>
      </style:header>
      <style:footer>
        <text:p text:style-name="MP2">S. <text:span text:style-name="Absatz-Standardschriftart"><text:span text:style-name="MT1"><text:page-number text:select-page="current">4</text:page-number></text:span></text:span></text:p>
        <text:p text:style-name="Fußzeil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Patrick Korber</meta:initial-creator>
    <meta:creation-date>2023-06-20T06:26:00Z</meta:creation-date>
    <dc:date>2024-09-23T20:34:21.264270927</dc:date>
    <meta:editing-cycles>136</meta:editing-cycles>
    <meta:editing-duration>PT19M56S</meta:editing-duration>
    <meta:document-statistic meta:table-count="1" meta:image-count="1" meta:object-count="0" meta:page-count="4" meta:paragraph-count="58" meta:word-count="331" meta:character-count="2334" meta:non-whitespace-character-count="1993"/>
    <meta:template xlink:type="simple" xlink:actuate="onRequest" xlink:title="" xlink:href="../../../Geteilte%20Stunde/2_Themen%20in%20C/AB_Compiler_vs_Interpreter/AB_Compiler_Interpreter.odt/Normal.dotm"/>
  </office:meta>
</office:document-meta>
</file>